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 style:shadow="none"/>
    </style:style>
    <style:style style:name="Tabela3.A" style:family="table-column">
      <style:table-column-properties style:column-width="8.5cm" style:rel-column-width="32768*"/>
    </style:style>
    <style:style style:name="Tabela3.B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e363e" officeooo:paragraph-rsid="000e363e"/>
    </style:style>
    <style:style style:name="P2" style:family="paragraph" style:parent-style-name="Standard">
      <style:text-properties officeooo:rsid="000e9047" officeooo:paragraph-rsid="000e9047"/>
    </style:style>
    <style:style style:name="P3" style:family="paragraph" style:parent-style-name="Standard">
      <style:text-properties officeooo:rsid="0018efb5" officeooo:paragraph-rsid="0018efb5"/>
    </style:style>
    <style:style style:name="P4" style:family="paragraph" style:parent-style-name="Standard">
      <style:text-properties officeooo:rsid="001dd70f" officeooo:paragraph-rsid="001dd70f"/>
    </style:style>
    <style:style style:name="P5" style:family="paragraph" style:parent-style-name="Footnote">
      <style:text-properties officeooo:rsid="001223e2" officeooo:paragraph-rsid="001223e2"/>
    </style:style>
    <style:style style:name="P6" style:family="paragraph" style:parent-style-name="Table_20_Contents">
      <style:paragraph-properties fo:text-align="center" style:justify-single-word="false"/>
      <style:text-properties officeooo:rsid="000f0e65" officeooo:paragraph-rsid="000f0e65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f0e65" officeooo:paragraph-rsid="000f0e6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04963" officeooo:paragraph-rsid="00104963"/>
    </style:style>
    <style:style style:name="P9" style:family="paragraph" style:parent-style-name="Table_20_Contents">
      <style:paragraph-properties fo:text-align="center" style:justify-single-word="false"/>
      <style:text-properties officeooo:rsid="001223e2" officeooo:paragraph-rsid="001223e2"/>
    </style:style>
    <style:style style:name="P10" style:family="paragraph" style:parent-style-name="Table_20_Contents">
      <style:paragraph-properties fo:text-align="center" style:justify-single-word="false"/>
      <style:text-properties officeooo:rsid="001223e2" officeooo:paragraph-rsid="00159853"/>
    </style:style>
    <style:style style:name="P11" style:family="paragraph" style:parent-style-name="Table_20_Contents">
      <style:paragraph-properties fo:text-align="center" style:justify-single-word="false"/>
      <style:text-properties officeooo:rsid="00140947" officeooo:paragraph-rsid="00140947"/>
    </style:style>
    <style:style style:name="P12" style:family="paragraph" style:parent-style-name="Table_20_Contents">
      <style:paragraph-properties fo:text-align="center" style:justify-single-word="false"/>
      <style:text-properties officeooo:rsid="00140947" officeooo:paragraph-rsid="00159853"/>
    </style:style>
    <style:style style:name="P13" style:family="paragraph" style:parent-style-name="Table_20_Contents">
      <style:paragraph-properties fo:text-align="center" style:justify-single-word="false"/>
      <style:text-properties officeooo:rsid="0018efb5" officeooo:paragraph-rsid="0018efb5"/>
    </style:style>
    <style:style style:name="P14" style:family="paragraph" style:parent-style-name="Table_20_Contents">
      <style:paragraph-properties fo:text-align="center" style:justify-single-word="false"/>
      <style:text-properties officeooo:rsid="0018efb5" officeooo:paragraph-rsid="0019f98c"/>
    </style:style>
    <style:style style:name="P15" style:family="paragraph" style:parent-style-name="Table_20_Contents">
      <style:text-properties officeooo:rsid="001a070c" officeooo:paragraph-rsid="001a070c"/>
    </style:style>
    <style:style style:name="P16" style:family="paragraph" style:parent-style-name="Table_20_Contents">
      <style:text-properties officeooo:rsid="001a9ea9" officeooo:paragraph-rsid="001a9ea9"/>
    </style:style>
    <style:style style:name="P17" style:family="paragraph" style:parent-style-name="Table_20_Contents">
      <style:text-properties officeooo:rsid="001be697" officeooo:paragraph-rsid="001be697"/>
    </style:style>
    <style:style style:name="P18" style:family="paragraph" style:parent-style-name="Table_20_Contents">
      <style:text-properties officeooo:rsid="001cdfa8" officeooo:paragraph-rsid="001cdfa8"/>
    </style:style>
    <style:style style:name="P19" style:family="paragraph" style:parent-style-name="Table_20_Contents">
      <style:text-properties officeooo:rsid="001d598e" officeooo:paragraph-rsid="001d598e"/>
    </style:style>
    <style:style style:name="P20" style:family="paragraph" style:parent-style-name="Standard">
      <style:text-properties officeooo:rsid="001dd70f" officeooo:paragraph-rsid="001dd70f"/>
    </style:style>
    <style:style style:name="P21" style:family="paragraph" style:parent-style-name="Standard">
      <style:text-properties officeooo:rsid="00204063" officeooo:paragraph-rsid="00204063"/>
    </style:style>
    <style:style style:name="P22" style:family="paragraph" style:parent-style-name="Standard">
      <style:text-properties officeooo:rsid="0021c78b" officeooo:paragraph-rsid="0021c78b"/>
    </style:style>
    <style:style style:name="P23" style:family="paragraph" style:parent-style-name="Standard">
      <style:text-properties officeooo:rsid="0026259d" officeooo:paragraph-rsid="0026259d"/>
    </style:style>
    <style:style style:name="P24" style:family="paragraph" style:parent-style-name="Standard">
      <style:text-properties officeooo:rsid="0027b675" officeooo:paragraph-rsid="0027b675"/>
    </style:style>
    <style:style style:name="P25" style:family="paragraph" style:parent-style-name="Standard">
      <style:text-properties officeooo:rsid="002c26e7" officeooo:paragraph-rsid="002c26e7"/>
    </style:style>
    <style:style style:name="P26" style:family="paragraph" style:parent-style-name="Standard">
      <style:text-properties officeooo:rsid="00351e4a" officeooo:paragraph-rsid="00351e4a"/>
    </style:style>
    <style:style style:name="P27" style:family="paragraph" style:parent-style-name="Standard">
      <style:text-properties officeooo:rsid="003a10f3" officeooo:paragraph-rsid="003a10f3"/>
    </style:style>
    <style:style style:name="P28" style:family="paragraph" style:parent-style-name="Table_20_Contents">
      <style:paragraph-properties fo:text-align="center" style:justify-single-word="false"/>
      <style:text-properties officeooo:rsid="001e66d4" officeooo:paragraph-rsid="0022a20e"/>
    </style:style>
    <style:style style:name="P29" style:family="paragraph" style:parent-style-name="Table_20_Contents">
      <style:text-properties officeooo:rsid="001fb293" officeooo:paragraph-rsid="0022a20e"/>
    </style:style>
    <style:style style:name="P30" style:family="paragraph" style:parent-style-name="Table_20_Contents">
      <style:text-properties officeooo:rsid="001fb293" officeooo:paragraph-rsid="00246578"/>
    </style:style>
    <style:style style:name="P31" style:family="paragraph" style:parent-style-name="Table_20_Contents">
      <style:text-properties officeooo:rsid="00204063" officeooo:paragraph-rsid="00204063"/>
    </style:style>
    <style:style style:name="P32" style:family="paragraph" style:parent-style-name="Table_20_Contents">
      <style:text-properties officeooo:rsid="00204063" officeooo:paragraph-rsid="0022a20e"/>
    </style:style>
    <style:style style:name="P33" style:family="paragraph" style:parent-style-name="Table_20_Contents">
      <style:text-properties officeooo:rsid="0026259d" officeooo:paragraph-rsid="0026259d"/>
    </style:style>
    <style:style style:name="P34" style:family="paragraph" style:parent-style-name="Table_20_Contents">
      <style:text-properties officeooo:rsid="0026f044" officeooo:paragraph-rsid="0026f044"/>
    </style:style>
    <style:style style:name="P35" style:family="paragraph" style:parent-style-name="Table_20_Contents">
      <style:text-properties officeooo:rsid="002a6bf6" officeooo:paragraph-rsid="002a6bf6"/>
    </style:style>
    <style:style style:name="P36" style:family="paragraph" style:parent-style-name="Table_20_Contents">
      <style:text-properties officeooo:rsid="002c6939" officeooo:paragraph-rsid="002c6939"/>
    </style:style>
    <style:style style:name="P37" style:family="paragraph" style:parent-style-name="Table_20_Contents">
      <style:text-properties officeooo:rsid="002c6939" officeooo:paragraph-rsid="002f1fd8"/>
    </style:style>
    <style:style style:name="P38" style:family="paragraph" style:parent-style-name="Table_20_Contents">
      <style:text-properties officeooo:rsid="002c6939" officeooo:paragraph-rsid="00321510"/>
    </style:style>
    <style:style style:name="P39" style:family="paragraph" style:parent-style-name="Table_20_Contents">
      <style:text-properties officeooo:rsid="002c8623" officeooo:paragraph-rsid="002c8623"/>
    </style:style>
    <style:style style:name="P40" style:family="paragraph" style:parent-style-name="Table_20_Contents">
      <style:text-properties officeooo:rsid="0036d014" officeooo:paragraph-rsid="0036d014"/>
    </style:style>
    <style:style style:name="P41" style:family="paragraph" style:parent-style-name="Table_20_Contents">
      <style:text-properties officeooo:rsid="0038c336" officeooo:paragraph-rsid="0038c336"/>
    </style:style>
    <style:style style:name="P42" style:family="paragraph" style:parent-style-name="Table_20_Contents">
      <style:text-properties officeooo:rsid="00390786" officeooo:paragraph-rsid="00390786"/>
    </style:style>
    <style:style style:name="P43" style:family="paragraph" style:parent-style-name="Table_20_Contents">
      <style:paragraph-properties fo:text-align="center" style:justify-single-word="false"/>
      <style:text-properties officeooo:rsid="00390786" officeooo:paragraph-rsid="00390786"/>
    </style:style>
    <style:style style:name="P44" style:family="paragraph" style:parent-style-name="Table_20_Contents">
      <style:paragraph-properties fo:text-align="start" style:justify-single-word="false"/>
      <style:text-properties officeooo:rsid="00390786" officeooo:paragraph-rsid="00390786"/>
    </style:style>
    <style:style style:name="P45" style:family="paragraph" style:parent-style-name="Table_20_Contents">
      <style:text-properties officeooo:rsid="003cb812" officeooo:paragraph-rsid="003cb812"/>
    </style:style>
    <style:style style:name="T1" style:family="text">
      <style:text-properties officeooo:rsid="000e9047"/>
    </style:style>
    <style:style style:name="T2" style:family="text">
      <style:text-properties officeooo:rsid="00140947"/>
    </style:style>
    <style:style style:name="T3" style:family="text">
      <style:text-properties officeooo:rsid="00159853"/>
    </style:style>
    <style:style style:name="T4" style:family="text">
      <style:text-properties officeooo:rsid="0017ab2a"/>
    </style:style>
    <style:style style:name="T5" style:family="text">
      <style:text-properties officeooo:rsid="0018cabf"/>
    </style:style>
    <style:style style:name="T6" style:family="text">
      <style:text-properties officeooo:rsid="0018efb5"/>
    </style:style>
    <style:style style:name="T7" style:family="text">
      <style:text-properties officeooo:rsid="0019f98c"/>
    </style:style>
    <style:style style:name="T8" style:family="text">
      <style:text-properties officeooo:rsid="001cdfa8"/>
    </style:style>
    <style:style style:name="T9" style:family="text">
      <style:text-properties officeooo:rsid="001d598e"/>
    </style:style>
    <style:style style:name="T10" style:family="text">
      <style:text-properties officeooo:rsid="0021679b"/>
    </style:style>
    <style:style style:name="T11" style:family="text">
      <style:text-properties officeooo:rsid="0022a20e"/>
    </style:style>
    <style:style style:name="T12" style:family="text">
      <style:text-properties officeooo:rsid="00246578"/>
    </style:style>
    <style:style style:name="T13" style:family="text">
      <style:text-properties officeooo:rsid="00294f1f"/>
    </style:style>
    <style:style style:name="T14" style:family="text">
      <style:text-properties officeooo:rsid="002c8623"/>
    </style:style>
    <style:style style:name="T15" style:family="text">
      <style:text-properties officeooo:rsid="0032ebce"/>
    </style:style>
    <style:style style:name="T16" style:family="text">
      <style:text-properties officeooo:rsid="0038c336"/>
    </style:style>
    <style:style style:name="T17" style:family="text">
      <style:text-properties officeooo:rsid="003b1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lha de cá<text:span text:style-name="T1">l</text:span>culo do Transformador do Exemplo Nº1 do Martignoni</text:p>
      <text:p text:style-name="P1"/>
      <text:p text:style-name="P2">Dados do transformador:</text:p>
      <text:p text:style-name="P2"><text:tab/>Tipo: monofásico com dois fios de entrada e dois de saída</text:p>
      <text:p text:style-name="P2"><text:tab/>Frequência: 50 Hz</text:p>
      <text:p text:style-name="P2"><text:tab/>Potência de saída: 300 VA</text:p>
      <text:p text:style-name="P2"><text:tab/>Tensão de saída: 120 V</text:p>
      <text:p text:style-name="P2"><text:tab/>Tensão de entrada: 120 V</text:p>
      <text:p text:style-name="P2"/>
      <text:p text:style-name="P2">Cálculos <text:span text:style-name="T6">das entrada e saídas</text:span>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Saída</text:p>
          </table:table-cell>
          <table:table-cell table:style-name="Tabela1.B1" office:value-type="string">
            <text:p text:style-name="P7">Entrada</text:p>
          </table:table-cell>
        </table:table-row>
        <table:table-row>
          <table:table-cell table:style-name="Tabela1.A2" office:value-type="string">
            <text:p text:style-name="P6">W2 = 300 VA</text:p>
          </table:table-cell>
          <table:table-cell table:style-name="Tabela1.B2" office:value-type="string">
            <text:p text:style-name="P6">W1 = 300 * (1 + 10/100) = 330 VA</text:p>
          </table:table-cell>
        </table:table-row>
        <table:table-row>
          <table:table-cell table:style-name="Tabela1.A2" office:value-type="string">
            <text:p text:style-name="P8">V2 = 220 V</text:p>
          </table:table-cell>
          <table:table-cell table:style-name="Tabela1.B2" office:value-type="string">
            <text:p text:style-name="P8">V1 = 120 V</text:p>
          </table:table-cell>
        </table:table-row>
        <table:table-row>
          <table:table-cell table:style-name="Tabela1.A2" office:value-type="string">
            <text:p text:style-name="P9">I2 = W2 / V2</text:p>
            <text:p text:style-name="P9">I2 = 300 VA / 220 V</text:p>
            <text:p text:style-name="P9">I2 = 1,36 A</text:p>
          </table:table-cell>
          <table:table-cell table:style-name="Tabela1.B2" office:value-type="string">
            <text:p text:style-name="P9">I1 = W1 / V1</text:p>
            <text:p text:style-name="P9">I1 = 330 VA / 120 V</text:p>
            <text:p text:style-name="P9">I1 = 2,75 A</text:p>
          </table:table-cell>
        </table:table-row>
        <table:table-row>
          <table:table-cell table:style-name="Tabela1.A2" office:value-type="string">
            <text:p text:style-name="P9">S2 = I2/d<text:span text:style-name="T3">2</text:span><text:note text:id="ftn1" text:note-class="footnote"><text:note-citation>1</text:note-citation><text:note-body><text:p text:style-name="P5">d<text:span text:style-name="T3">2</text:span> representa a densidade de corrente do secundário</text:p></text:note-body></text:note></text:p>
            <text:p text:style-name="P9">S2 = <text:span text:style-name="T2">1,36 A / (3A / mm^2)</text:span></text:p>
            <text:p text:style-name="P11">S2 = 0,45 mm^2</text:p>
            <text:p text:style-name="P11">fio AWG 20 (0,518 mm^2)</text:p>
          </table:table-cell>
          <table:table-cell table:style-name="Tabela1.B2" office:value-type="string">
            <text:p text:style-name="P10">S<text:span text:style-name="T4">1</text:span> = I<text:span text:style-name="T4">1</text:span>/d1<text:note text:id="ftn2" text:note-class="footnote"><text:note-citation>2</text:note-citation><text:note-body><text:p text:style-name="P5">d<text:span text:style-name="T3">1</text:span> representa a densidade de corrente do <text:span text:style-name="T3">primário</text:span></text:p></text:note-body></text:note></text:p>
            <text:p text:style-name="P10">S<text:span text:style-name="T4">1</text:span> = <text:span text:style-name="T4">2,75 A / (3A / mm^2)</text:span></text:p>
            <text:p text:style-name="P12">S<text:span text:style-name="T4">1</text:span> = <text:span text:style-name="T5">0,91</text:span> mm^2</text:p>
            <text:p text:style-name="P12">fio AWG <text:span text:style-name="T5">18</text:span> (<text:span text:style-name="T5">1,04</text:span> mm^2)</text:p>
          </table:table-cell>
        </table:table-row>
        <table:table-row>
          <table:table-cell table:style-name="Tabela1.A2" office:value-type="string">
            <text:p text:style-name="P13">d2atual = I2 / S2</text:p>
            <text:p text:style-name="P13">d2atual = 1,36 A / 0,518 mm^2</text:p>
            <text:p text:style-name="P13">d2atual = 2,62 A/mm^2</text:p>
          </table:table-cell>
          <table:table-cell table:style-name="Tabela1.B2" office:value-type="string">
            <text:p text:style-name="P14">d<text:span text:style-name="T7">1</text:span>atual = I<text:span text:style-name="T7">1</text:span> / S<text:span text:style-name="T7">1</text:span></text:p>
            <text:p text:style-name="P14">d<text:span text:style-name="T7">1</text:span>atual = <text:span text:style-name="T7">2,75</text:span> A / <text:span text:style-name="T7">1,04</text:span> mm^2</text:p>
            <text:p text:style-name="P14">d<text:span text:style-name="T7">1</text:span>atual = <text:span text:style-name="T7">2,64</text:span> A/mm^2</text:p>
          </table:table-cell>
        </table:table-row>
      </table:table>
      <text:p text:style-name="P2"/>
      <text:p text:style-name="P3">Cálculo da seção magnética e geométrica do núcleo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5">Sm = 7,5 * sqrt(W2 / f) = 7,5 <text:s/>* sqrt(300 / 50) = 7,5 * sqrt(6) ~= 18,375 cm^2</text:p>
            <text:p text:style-name="P16">Sg = (1 + 10/100) * Sm = 1,1 * 18,375 = 20,21 cm^2</text:p>
            <text:p text:style-name="P18">a = sqrt( Sg ) = sqrt( 20,21 ) ~= 4,49 <text:span text:style-name="T9">cm =&gt; a = 4 cm</text:span></text:p>
            <text:p text:style-name="P17">Lamina nº 6 escolhida <text:span text:style-name="T8">(40mm de largura)</text:span></text:p>
            <text:p text:style-name="P19">Nucleo central 5 x 4 cm =&gt; Sg = 20 cm^2</text:p>
            <text:p text:style-name="P19">Sm = Sg / (1 + 10/100) = 18,2 cm^2</text:p>
          </table:table-cell>
        </table:table-row>
      </table:table>
      <text:p text:style-name="P3"/>
      <text:p text:style-name="P4">Cálculo da quantidade de espiras no primário e secundário do transformador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8">BM = 11300 G (Indução Máxima)</text:p>
          </table:table-cell>
          <table:covered-table-cell/>
        </table:table-row>
        <table:table-row>
          <table:table-cell table:style-name="Tabela3.A2" office:value-type="string">
            <text:p text:style-name="P29">N2’ = (V2 * 10^8) / (4,4 * BM * SM * f)</text:p>
            <text:p text:style-name="P29"><text:span text:style-name="T11">N2’ = </text:span>(10^8) / (4,4 * 11300 * 50 * 18,2 ) * 220</text:p>
            <text:p text:style-name="P29"><text:span text:style-name="T11">N2’ = </text:span>484 espiras</text:p>
            <text:p text:style-name="P29"/>
            <text:p text:style-name="P32">N2 = (1 + 10/100) * N2’</text:p>
            <text:p text:style-name="P32"><text:span text:style-name="T11">N2 = </text:span>1,1 * N2’</text:p>
            <text:p text:style-name="P32"><text:span text:style-name="T11">N2 </text:span>= 1,1 * 484</text:p>
            <text:p text:style-name="P32"><text:span text:style-name="T11">N2 </text:span>= 532 espiras (por causa da queda de tensão)</text:p>
          </table:table-cell>
          <table:table-cell table:style-name="Tabela3.B2" office:value-type="string">
            <text:p text:style-name="P30">N1 = (V1 * 10^8) / (4,4 * BM * SM * f)</text:p>
            <text:p text:style-name="P30"><text:span text:style-name="T12">N1 = </text:span>(10^8) / (4,4 * 11300 * 50 * 18,2 ) * 120</text:p>
            <text:p text:style-name="P30"><text:span text:style-name="T12">N1 = </text:span>264 espiras</text:p>
          </table:table-cell>
        </table:table-row>
      </table:table>
      <text:p text:style-name="P4"/>
      <text:p text:style-name="P21">Seção dos fios usados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1">Scu = N1 * S1 + N2 * S2 = 264 * 1,04 + 532 * <text:span text:style-name="T10">0,518 = 550 mm^2</text:span></text:p>
          </table:table-cell>
        </table:table-row>
      </table:table>
      <text:p text:style-name="P21"><text:soft-page-break/></text:p>
      <text:p text:style-name="P21"/>
      <text:p text:style-name="P22">Acomodação dos fios na janela da lâmina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3">Sj / Scu = (1880 mm^2) / (550 mm^2) = 3,4</text:p>
          </table:table-cell>
        </table:table-row>
      </table:table>
      <text:p text:style-name="P22"/>
      <text:p text:style-name="P23"><text:span text:style-name="T13">Massa</text:span> <text:span text:style-name="T13">de</text:span> ferro <text:span text:style-name="T13">usada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3">Pfe = 1,053 kg/cm * 4 cm = 4,21 kg</text:p>
          </table:table-cell>
        </table:table-row>
      </table:table>
      <text:p text:style-name="P23"/>
      <text:p text:style-name="P23">Comprimento médio da espira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4">lm = 2 * a + 2 * b + 0,5 * a * pi = 2 * 5 + 2* 4 * 0,5 * 5 * 3,14 ~= 26 cm</text:p>
          </table:table-cell>
        </table:table-row>
      </table:table>
      <text:p text:style-name="P23"/>
      <text:p text:style-name="P24"><text:span text:style-name="T13">Massa dos </text:span>fios <text:span text:style-name="T13">usados</text:span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35">Pcu = (Scu / 100) * lm * 9 <text:s text:c="18"/>o valor 9 representa o peso especifico do cobre 8900 kg/m^3</text:p>
            <text:p text:style-name="P35">Pcu = 1287 kg</text:p>
            <text:p text:style-name="P35">Pcu = 1,29 kg</text:p>
          </table:table-cell>
        </table:table-row>
      </table:table>
      <text:p text:style-name="P24"/>
      <text:p text:style-name="P25">Perda no ferro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8">para lâminas <text:span text:style-name="T14">acesita 145</text:span> de espessura de 0,5 mm e frequência igual a 50 Hz</text:p>
            <text:p text:style-name="P36">wfe = W/kg10 * (BM/10.000)^2</text:p>
            <text:p text:style-name="P36"/>
            <text:p text:style-name="P39">wfe = 1,35 * <text:span text:style-name="T15">(11300 / 10000)^2 = 1,72 W/kg</text:span></text:p>
            <text:p text:style-name="P36"/>
            <text:p text:style-name="P37"><text:span text:style-name="T14">por causa das perdas especificas, deve-se aumentar em 15% pag.27</text:span></text:p>
            <text:p text:style-name="P36">Wfe = <text:span text:style-name="T14">(1 + 15/100) * wfe * Pfe <text:s text:c="4"/></text:span></text:p>
            <text:p text:style-name="P39"/>
            <text:p text:style-name="P39">Wfe = 1,15 * <text:span text:style-name="T15">1,72 * 4,21 = 8,33 W</text:span></text:p>
          </table:table-cell>
        </table:table-row>
      </table:table>
      <text:p text:style-name="P25"/>
      <text:p text:style-name="P26">Perda nos fios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40"><text:span text:style-name="T16">w</text:span>cu = Wcu / Pcu</text:p>
            <text:p text:style-name="P41">wcu = (I^2 * R) / (8,9 kg/cm^3 * l * S * 10^-3)</text:p>
            <text:p text:style-name="P41">wcu = (I^2 * rho * l / S )/ (8,9 kg/cm^3 * l * S * 10^-3)</text:p>
            <text:p text:style-name="P41">wcu = I^2 * (rho * l)/(S) * (10^3) / (8,9 kg/cm^3 * l * S)</text:p>
            <text:p text:style-name="P41">wcu = (I^2)/(S^2) * (rho / 8,9 kg/cm^3) * 10^3</text:p>
            <text:p text:style-name="P41">wcu = (I / S)^2 * (rho / 8,9 kg/cm^3) * 10^3</text:p>
            <text:p text:style-name="P41">wcu = d^2 * (rho / 8,9) * 10^3 W/kg <text:s text:c="21"/>d = densidade de corrente em A/mm^2</text:p>
            <text:p text:style-name="P41"/>
            <text:p text:style-name="P42">Para rho = 0,0216 ohm/m/mm^2 em 75°C, implica que </text:p>
            <text:p text:style-name="P43">wcu = 2,43 * d^2 W/kg</text:p>
            <text:p text:style-name="P44"/>
            <text:p text:style-name="P44">Wcu = wcu * Pcu = 2,43 * ((2,62 + 2,64)/2) * 1,29 ~= 21,7W</text:p>
          </table:table-cell>
        </table:table-row>
      </table:table>
      <text:p text:style-name="P26"/>
      <text:p text:style-name="P27">Efici<text:span text:style-name="T17">ê</text:span>ncia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45">mi = W2 / W1 = W2 / (W2 + Wfe + Wcu) = 300 / (300 + 8,33 + 21,7) ~= 0,91 equiv 91 %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20:39:23</meta:creation-date>
    <dc:date>2019-10-13T14:38:59.750000000</dc:date>
    <meta:editing-duration>PT1H24M33S</meta:editing-duration>
    <meta:editing-cycles>43</meta:editing-cycles>
    <meta:generator>LibreOffice/5.4.4.2$Windows_X86_64 LibreOffice_project/2524958677847fb3bb44820e40380acbe820f960</meta:generator>
    <meta:document-statistic meta:table-count="11" meta:image-count="0" meta:object-count="0" meta:page-count="2" meta:paragraph-count="87" meta:word-count="721" meta:character-count="2900" meta:non-whitespace-character-count="2215"/>
  </office:meta>
</office:document-meta>
</file>